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770dc" officeooo:paragraph-rsid="001770dc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770dc" officeooo:paragraph-rsid="001770dc" style:font-size-asian="14pt" style:font-size-complex="14pt"/>
    </style:style>
    <style:style style:name="P3" style:family="paragraph" style:parent-style-name="Text_20_body">
      <style:text-properties officeooo:rsid="001633d3" officeooo:paragraph-rsid="001633d3"/>
    </style:style>
    <style:style style:name="P4" style:family="paragraph" style:parent-style-name="Text_20_body">
      <style:text-properties officeooo:rsid="001633d3" officeooo:paragraph-rsid="001770dc"/>
    </style:style>
    <style:style style:name="P5" style:family="paragraph" style:parent-style-name="Title">
      <style:text-properties officeooo:rsid="001633d3" officeooo:paragraph-rsid="001633d3"/>
    </style:style>
    <style:style style:name="P6" style:family="paragraph" style:parent-style-name="Title">
      <style:paragraph-properties fo:break-before="page"/>
      <style:text-properties officeooo:rsid="001633d3" officeooo:paragraph-rsid="001770dc"/>
    </style:style>
    <style:style style:name="P7" style:family="paragraph">
      <style:paragraph-properties fo:text-align="center"/>
      <style:text-properties style:font-name="F" fo:font-size="12pt"/>
    </style:style>
    <style:style style:name="P8" style:family="paragraph">
      <style:text-properties style:font-name="F" fo:font-size="12pt"/>
    </style:style>
    <style:style style:name="P9" style:family="paragraph">
      <loext:graphic-properties draw:fill="none" draw:fill-color="#ffffff"/>
      <style:text-properties style:font-name="F" fo:font-size="12pt"/>
    </style:style>
    <style:style style:name="T1" style:family="text">
      <style:text-properties style:font-name="0" fo:font-style="normal" fo:font-weight="normal" style:font-style-asian="normal" style:font-weight-asian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2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33% 58%" fo:font-size="10pt" style:font-size-asian="10pt" style:font-size-complex="10pt"/>
    </style:style>
    <style:style style:name="gr1" style:family="graphic">
      <style:graphic-properties draw:stroke="solid" svg:stroke-width="0.2in" svg:stroke-color="#ff3333" draw:marker-start-width="0.7402in" draw:marker-end-width="0.7402in" draw:fill="none" draw:fill-color="#ffffff" fo:min-height="1.0799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2in" svg:stroke-color="#009900" draw:marker-start-width="0.7402in" draw:marker-end-width="0.7402in" draw:fill="none" draw:fill-color="#ffffff" fo:min-height="1.0811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2in" svg:stroke-color="#009900" draw:marker-start-width="0.7402in" draw:marker-end-width="0.7402in" draw:fill="none" draw:fill-color="#ffffff" fo:min-height="1.0799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text:anchor-type="paragraph" draw:z-index="0" draw:name="Shape1" draw:style-name="gr1" draw:text-style-name="P9" svg:width="6.6504in" svg:height="1.2803in" svg:x="0in" svg:y="0.7972in"><draw:text-box><text:p text:style-name="P7"><text:span text:style-name="T2">Private Key</text:span></text:p><text:p text:style-name="P8"/><text:p text:style-name="P7"><text:span text:style-name="T3">a:____________________________________________________</text:span></text:p><text:p text:style-name="P7"><text:span text:style-name="T4">(Zufallszahl: 3W10)</text:span></text:p></draw:text-box></draw:frame><draw:frame text:anchor-type="paragraph" draw:z-index="1" draw:name="Shape1" draw:style-name="gr2" draw:text-style-name="P9" svg:width="6.6461in" svg:height="1.2815in" svg:x="0.0043in" svg:y="2.2689in"><draw:text-box><text:p text:style-name="P7"><text:span text:style-name="T2">Generator</text:span></text:p><text:p text:style-name="P8"/><text:p text:style-name="P7"><text:span text:style-name="T3">g:____________________________________________________</text:span></text:p><text:p text:style-name="P7"><text:span text:style-name="T4">(Zufallszahl: 3W10)</text:span></text:p></draw:text-box></draw:frame><draw:frame text:anchor-type="paragraph" draw:z-index="2" draw:name="Shape1" draw:style-name="gr3" draw:text-style-name="P9" svg:width="6.6504in" svg:height="1.2803in" svg:x="0in" svg:y="3.7484in"><draw:text-box><text:p text:style-name="P7"><text:span text:style-name="T2">Gruppe</text:span></text:p><text:p text:style-name="P8"/><text:p text:style-name="P7"><text:span text:style-name="T3">p:____________________________________________________</text:span></text:p><text:p text:style-name="P7"><text:span text:style-name="T4">(Zufallszahl: 3W10)</text:span></text:p></draw:text-box></draw:frame><draw:frame text:anchor-type="paragraph" draw:z-index="3" draw:name="Shape1" draw:style-name="gr3" draw:text-style-name="P9" svg:width="6.6504in" svg:height="1.2803in" svg:x="0in" svg:y="5.3799in"><draw:text-box><text:p text:style-name="P7"><text:span text:style-name="T2">Mein Public Key</text:span></text:p><text:p text:style-name="P8"/><text:p text:style-name="P7"><text:span text:style-name="T3">A:____________________________________________________</text:span></text:p><text:p text:style-name="P7"><text:span text:style-name="T4">(g</text:span><text:span text:style-name="T5">a</text:span><text:span text:style-name="T4"> mod p)</text:span></text:p></draw:text-box></draw:frame><draw:frame text:anchor-type="paragraph" draw:z-index="4" draw:name="Shape1" draw:style-name="gr3" draw:text-style-name="P9" svg:width="6.6504in" svg:height="1.2803in" svg:x="0in" svg:y="6.8575in"><draw:text-box><text:p text:style-name="P7"><text:span text:style-name="T2">Der andere Public Key</text:span></text:p><text:p text:style-name="P8"/><text:p text:style-name="P7"><text:span text:style-name="T3">B:____________________________________________________</text:span></text:p><text:p text:style-name="P7"><text:span text:style-name="T4">(vom Partner bekommen)</text:span></text:p></draw:text-box></draw:frame><draw:frame text:anchor-type="paragraph" draw:z-index="5" draw:name="Shape1" draw:style-name="gr1" draw:text-style-name="P9" svg:width="6.6504in" svg:height="1.2803in" svg:x="0in" svg:y="8.4772in"><draw:text-box><text:p text:style-name="P7"><text:span text:style-name="T2">Shared Key</text:span></text:p><text:p text:style-name="P8"/><text:p text:style-name="P7"><text:span text:style-name="T3">K:____________________________________________________</text:span></text:p><text:p text:style-name="P7"><text:span text:style-name="T4">(B</text:span><text:span text:style-name="T5">a</text:span><text:span text:style-name="T4"> mod p)</text:span></text:p></draw:text-box></draw:frame>Diffie-Hellma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1"><text:span text:style-name="T1">Simple Verschlüsselung</text:span></text:p>
          </table:table-cell>
          <table:covered-table-cell/>
        </table:table-row>
        <table:table-row>
          <table:table-cell table:style-name="Table1.A2" office:value-type="string">
            <text:p text:style-name="P2"><text:span text:style-name="T1">Verschlüsseln</text:span></text:p>
          </table:table-cell>
          <table:table-cell table:style-name="Table1.B2" office:value-type="string">
            <text:p text:style-name="P2"><text:span text:style-name="T1">Cipher = Pin + K</text:span></text:p>
          </table:table-cell>
        </table:table-row>
        <table:table-row>
          <table:table-cell table:style-name="Table1.A2" office:value-type="string">
            <text:p text:style-name="P2"><text:span text:style-name="T1">Entschlüsseln</text:span></text:p>
          </table:table-cell>
          <table:table-cell table:style-name="Table1.B2" office:value-type="string">
            <text:p text:style-name="P2"><text:span text:style-name="T1">Pin = Cipher - K</text:span></text:p>
          </table:table-cell>
        </table:table-row>
      </table:table>
      <text:p text:style-name="P3"/>
      <text:p text:style-name="P6"><draw:frame text:anchor-type="paragraph" draw:z-index="6" draw:name="Shape1" draw:style-name="gr1" draw:text-style-name="P9" svg:width="6.6504in" svg:height="1.2803in" svg:x="0in" svg:y="0.7972in"><draw:text-box><text:p text:style-name="P7"><text:span text:style-name="T2">Private Key</text:span></text:p><text:p text:style-name="P8"/><text:p text:style-name="P7"><text:span text:style-name="T3">a:____________________________________________________</text:span></text:p><text:p text:style-name="P7"><text:span text:style-name="T4">(Zufallszahl: 3W10)</text:span></text:p></draw:text-box></draw:frame><draw:frame text:anchor-type="paragraph" draw:z-index="7" draw:name="Shape1" draw:style-name="gr2" draw:text-style-name="P9" svg:width="6.6461in" svg:height="1.2815in" svg:x="0.0043in" svg:y="2.2689in"><draw:text-box><text:p text:style-name="P7"><text:span text:style-name="T2">Generator</text:span></text:p><text:p text:style-name="P8"/><text:p text:style-name="P7"><text:span text:style-name="T3">g:____________________________________________________</text:span></text:p><text:p text:style-name="P7"><text:span text:style-name="T4">(Zufallszahl: 3W10)</text:span></text:p></draw:text-box></draw:frame><draw:frame text:anchor-type="paragraph" draw:z-index="8" draw:name="Shape1" draw:style-name="gr3" draw:text-style-name="P9" svg:width="6.6504in" svg:height="1.2803in" svg:x="0in" svg:y="3.7484in"><draw:text-box><text:p text:style-name="P7"><text:span text:style-name="T2">Gruppe</text:span></text:p><text:p text:style-name="P8"/><text:p text:style-name="P7"><text:span text:style-name="T3">p:____________________________________________________</text:span></text:p><text:p text:style-name="P7"><text:span text:style-name="T4">(Zufallszahl: 3W10)</text:span></text:p></draw:text-box></draw:frame><draw:frame text:anchor-type="paragraph" draw:z-index="9" draw:name="Shape1" draw:style-name="gr3" draw:text-style-name="P9" svg:width="6.6504in" svg:height="1.2803in" svg:x="0in" svg:y="5.3799in"><draw:text-box><text:p text:style-name="P7"><text:span text:style-name="T2">Mein Public Key</text:span></text:p><text:p text:style-name="P8"/><text:p text:style-name="P7"><text:span text:style-name="T3">A:____________________________________________________</text:span></text:p><text:p text:style-name="P7"><text:span text:style-name="T4">(g</text:span><text:span text:style-name="T5">a</text:span><text:span text:style-name="T4"> mod p)</text:span></text:p></draw:text-box></draw:frame><draw:frame text:anchor-type="paragraph" draw:z-index="10" draw:name="Shape1" draw:style-name="gr3" draw:text-style-name="P9" svg:width="6.6504in" svg:height="1.2803in" svg:x="0in" svg:y="6.8575in"><draw:text-box><text:p text:style-name="P7"><text:span text:style-name="T2">Der andere Public Key</text:span></text:p><text:p text:style-name="P8"/><text:p text:style-name="P7"><text:span text:style-name="T3">B:____________________________________________________</text:span></text:p><text:p text:style-name="P7"><text:span text:style-name="T4">(vom Partner bekommen)</text:span></text:p></draw:text-box></draw:frame><draw:frame text:anchor-type="paragraph" draw:z-index="11" draw:name="Shape1" draw:style-name="gr1" draw:text-style-name="P9" svg:width="6.6504in" svg:height="1.2803in" svg:x="0in" svg:y="8.4772in"><draw:text-box><text:p text:style-name="P7"><text:span text:style-name="T2">Shared Key</text:span></text:p><text:p text:style-name="P8"/><text:p text:style-name="P7"><text:span text:style-name="T3">K:____________________________________________________</text:span></text:p><text:p text:style-name="P7"><text:span text:style-name="T4">(B</text:span><text:span text:style-name="T5">a</text:span><text:span text:style-name="T4"> mod p)</text:span></text:p></draw:text-box></draw:frame>Diffie-Hellma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1"><text:span text:style-name="T1">Simple Verschlüsselung</text:span></text:p>
          </table:table-cell>
          <table:covered-table-cell/>
        </table:table-row>
        <table:table-row>
          <table:table-cell table:style-name="Table2.A2" office:value-type="string">
            <text:p text:style-name="P2"><text:span text:style-name="T1">Verschlüsseln</text:span></text:p>
          </table:table-cell>
          <table:table-cell table:style-name="Table2.B2" office:value-type="string">
            <text:p text:style-name="P2"><text:span text:style-name="T1">Cipher = Pin + K</text:span></text:p>
          </table:table-cell>
        </table:table-row>
        <table:table-row>
          <table:table-cell table:style-name="Table2.A2" office:value-type="string">
            <text:p text:style-name="P2"><text:span text:style-name="T1">Entschlüsseln</text:span></text:p>
          </table:table-cell>
          <table:table-cell table:style-name="Table2.B2" office:value-type="string">
            <text:p text:style-name="P2"><text:span text:style-name="T1">Pin = Cipher - K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382in" fo:margin-bottom="0.000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0354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7:55:11.608813138</meta:creation-date>
    <meta:print-date>2016-10-06T09:17:03.767798437</meta:print-date>
    <dc:date>2016-10-06T09:19:39.613736026</dc:date>
    <meta:editing-duration>PT9S</meta:editing-duration>
    <meta:editing-cycles>1</meta:editing-cycles>
    <meta:document-statistic meta:table-count="2" meta:image-count="0" meta:object-count="0" meta:page-count="2" meta:paragraph-count="12" meta:word-count="30" meta:character-count="188" meta:non-whitespace-character-count="170"/>
    <meta:generator>LibreOffice/5.1.4.2$Linux_X86_64 LibreOffice_project/10m0$Build-2</meta:generator>
  </office:meta>
</office:document-meta>
</file>